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364cm" svg:y1="15.582cm" svg:x2="14.045cm" svg:y2="14.404cm">
            <text:p/>
          </draw:line>
          <draw:line draw:style-name="gr1" draw:text-style-name="P1" draw:layer="layout" svg:x1="7.969cm" svg:y1="15.384cm" svg:x2="8cm" svg:y2="15.56cm">
            <text:p/>
          </draw:line>
          <draw:line draw:style-name="gr1" draw:text-style-name="P1" draw:layer="layout" svg:x1="9.126cm" svg:y1="15.18cm" svg:x2="9.157cm" svg:y2="15.356cm">
            <text:p/>
          </draw:line>
          <draw:line draw:style-name="gr1" draw:text-style-name="P1" draw:layer="layout" svg:x1="12.152cm" svg:y1="14.644cm" svg:x2="12.183cm" svg:y2="14.82cm">
            <text:p/>
          </draw:line>
          <draw:line draw:style-name="gr1" draw:text-style-name="P1" draw:layer="layout" svg:x1="11.712cm" svg:y1="14.725cm" svg:x2="11.743cm" svg:y2="14.901cm">
            <text:p/>
          </draw:line>
          <draw:line draw:style-name="gr1" draw:text-style-name="P1" draw:layer="layout" svg:x1="7.969cm" svg:y1="15.384cm" svg:x2="8cm" svg:y2="15.56cm">
            <text:p/>
          </draw:line>
          <draw:line draw:style-name="gr1" draw:text-style-name="P1" draw:layer="layout" svg:x1="10.874cm" svg:y1="14.871cm" svg:x2="10.905cm" svg:y2="15.047cm">
            <text:p/>
          </draw:line>
          <draw:line draw:style-name="gr1" draw:text-style-name="P1" draw:layer="layout" svg:x1="7.378cm" svg:y1="15.489cm" svg:x2="7.409cm" svg:y2="15.665cm">
            <text:p/>
          </draw:line>
          <draw:frame draw:style-name="gr2" draw:text-style-name="P3" draw:layer="layout" svg:width="1.045cm" svg:height="0.63cm" svg:x="6.971cm" svg:y="14.949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045cm" svg:height="0.63cm" svg:x="7.597cm" svg:y="14.84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047cm" svg:height="0.63cm" svg:x="8.744cm" svg:y="14.637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1.043cm" svg:height="0.63cm" svg:x="10.52cm" svg:y="14.323cm">
            <draw:text-box>
              <text:p text:style-name="P2"><text:span text:style-name="T1">I</text:span></text:p>
            </draw:text-box>
          </draw:frame>
          <draw:frame draw:style-name="gr2" draw:text-style-name="P3" draw:layer="layout" svg:width="1.047cm" svg:height="0.63cm" svg:x="11.354cm" svg:y="14.117cm">
            <draw:text-box>
              <text:p text:style-name="P2"><text:span text:style-name="T1">J</text:span></text:p>
            </draw:text-box>
          </draw:frame>
          <draw:frame draw:style-name="gr2" draw:text-style-name="P3" draw:layer="layout" svg:width="1.047cm" svg:height="0.63cm" svg:x="11.772cm" svg:y="14.011cm">
            <draw:text-box>
              <text:p text:style-name="P2"><text:span text:style-name="T1">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25:08.125214060</meta:creation-date>
    <dc:date>2018-02-09T15:25:31.488295197</dc:date>
    <meta:editing-duration>PT23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